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Fonts/Font_OpenSymbol_1.ttf" manifest:media-type="application/x-font-ttf"/>
  <manifest:file-entry manifest:full-path="Fonts/Font_FreeSans_1.ttf" manifest:media-type="application/x-font-ttf"/>
  <manifest:file-entry manifest:full-path="Fonts/Font_Liberation_Mono_1.ttf" manifest:media-type="application/x-font-ttf"/>
  <manifest:file-entry manifest:full-path="Fonts/Font_Liberation_Serif_1.ttf" manifest:media-type="application/x-font-ttf"/>
  <manifest:file-entry manifest:full-path="Fonts/Font_Liberation_Mono_2.ttf" manifest:media-type="application/x-font-ttf"/>
  <manifest:file-entry manifest:full-path="Fonts/Font_Liberation_Serif_2.ttf" manifest:media-type="application/x-font-ttf"/>
  <manifest:file-entry manifest:full-path="Fonts/Font_Liberation_Mono_3.ttf" manifest:media-type="application/x-font-ttf"/>
  <manifest:file-entry manifest:full-path="Fonts/Font_Liberation_Serif_3.ttf" manifest:media-type="application/x-font-ttf"/>
  <manifest:file-entry manifest:full-path="Fonts/Font_Liberation_Mono_4.ttf" manifest:media-type="application/x-font-ttf"/>
  <manifest:file-entry manifest:full-path="Fonts/Font_Liberation_Serif_4.ttf" manifest:media-type="application/x-font-ttf"/>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vg:font-face-src>
        <svg:font-face-uri xlink:href="Fonts/Font_OpenSymbol_1.ttf" xlink:type="simple" loext:font-style="normal" loext:font-weight="normal">
          <svg:font-face-format svg:string="truetype"/>
        </svg:font-face-uri>
      </svg:font-face-src>
    </style:font-face>
    <style:font-face style:name="OpenSymbol" svg:font-family="OpenSymbol" style:font-adornments="10 Regular" style:font-pitch="variable" style:font-charset="x-symbol">
      <svg:font-face-src>
        <svg:font-face-uri xlink:href="Fonts/Font_OpenSymbol_1.ttf" xlink:type="simple" loext:font-style="normal" loext:font-weight="normal">
          <svg:font-face-format svg:string="truetype"/>
        </svg:font-face-uri>
      </svg:font-face-src>
    </style:font-face>
    <style:font-face style:name="FreeSans1" svg:font-family="FreeSans" style:font-family-generic="swiss">
      <svg:font-face-src>
        <svg:font-face-uri xlink:href="Fonts/Font_FreeSans_1.ttf" xlink:type="simple" loext:font-style="italic"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imbus Mono L" svg:font-family="'Nimbus Mono L'" style:font-family-generic="modern" style:font-pitch="fixed"/>
    <style:font-face style:name="Latin Modern Roman" svg:font-family="'Latin Modern Roman'" style:font-pitch="variable"/>
    <style:font-face style:name="Latin Modern Roman1" svg:font-family="'Latin Modern Roman'" style:font-adornments="10 Regular"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cm" style:rel-width="100%" fo:margin-left="0cm" fo:margin-top="0cm" fo:margin-bottom="0.499cm" table:align="left"/>
    </style:style>
    <style:style style:name="Table1.A" style:family="table-column">
      <style:table-column-properties style:column-width="6.461cm" style:rel-column-width="3663*"/>
    </style:style>
    <style:style style:name="Table1.B" style:family="table-column">
      <style:table-column-properties style:column-width="6.539cm" style:rel-column-width="370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note">
      <style:text-properties officeooo:rsid="007e2f70" officeooo:paragraph-rsid="00d01bdf"/>
    </style:style>
    <style:style style:name="P3" style:family="paragraph" style:parent-style-name="Footnote">
      <style:text-properties officeooo:paragraph-rsid="00d20879"/>
    </style:style>
    <style:style style:name="P4" style:family="paragraph" style:parent-style-name="Footnote">
      <style:text-properties officeooo:rsid="00d20879" officeooo:paragraph-rsid="00d20879"/>
    </style:style>
    <style:style style:name="P5" style:family="paragraph" style:parent-style-name="Footnote">
      <style:text-properties officeooo:rsid="00da1581" officeooo:paragraph-rsid="00da1581"/>
    </style:style>
    <style:style style:name="P6" style:family="paragraph" style:parent-style-name="Footnote">
      <style:text-properties officeooo:paragraph-rsid="00dd03e1"/>
    </style:style>
    <style:style style:name="P7" style:family="paragraph" style:parent-style-name="Text_20_body">
      <style:paragraph-properties fo:line-height="100%"/>
      <style:text-properties style:font-name="Latin Modern Roman" fo:language="en" fo:country="US" fo:font-weight="normal" officeooo:rsid="002f9a9f" officeooo:paragraph-rsid="0038c772" style:font-weight-asian="normal" style:font-weight-complex="normal"/>
    </style:style>
    <style:style style:name="P8" style:family="paragraph" style:parent-style-name="Text_20_body">
      <style:paragraph-properties fo:line-height="100%"/>
      <style:text-properties style:font-name="Latin Modern Roman" fo:language="en" fo:country="US" officeooo:rsid="008e0e25" officeooo:paragraph-rsid="008e0e25"/>
    </style:style>
    <style:style style:name="P9" style:family="paragraph" style:parent-style-name="Text_20_body">
      <style:paragraph-properties fo:line-height="100%"/>
      <style:text-properties style:font-name="Latin Modern Roman" fo:language="en" fo:country="US" officeooo:rsid="002acf5e" officeooo:paragraph-rsid="00c80570"/>
    </style:style>
    <style:style style:name="P10" style:family="paragraph" style:parent-style-name="Text_20_body">
      <style:text-properties style:font-name="Latin Modern Roman" officeooo:rsid="0043cc06" officeooo:paragraph-rsid="00cce973"/>
    </style:style>
    <style:style style:name="P11" style:family="paragraph" style:parent-style-name="Text_20_body">
      <style:text-properties style:font-name="Latin Modern Roman" officeooo:rsid="003e695a" officeooo:paragraph-rsid="00d20879"/>
    </style:style>
    <style:style style:name="P12" style:family="paragraph" style:parent-style-name="Text_20_body">
      <style:text-properties officeooo:paragraph-rsid="00860c1f"/>
    </style:style>
    <style:style style:name="P13" style:family="paragraph" style:parent-style-name="Text_20_body">
      <style:text-properties officeooo:paragraph-rsid="009d62c0"/>
    </style:style>
    <style:style style:name="P14" style:family="paragraph" style:parent-style-name="Text_20_body">
      <style:text-properties officeooo:paragraph-rsid="00d20879"/>
    </style:style>
    <style:style style:name="P15" style:family="paragraph" style:parent-style-name="Text_20_body">
      <style:text-properties officeooo:paragraph-rsid="008f3aea"/>
    </style:style>
    <style:style style:name="P16" style:family="paragraph" style:parent-style-name="Text_20_body">
      <style:text-properties officeooo:paragraph-rsid="005e4981"/>
    </style:style>
    <style:style style:name="P17" style:family="paragraph" style:parent-style-name="Text_20_body">
      <style:text-properties officeooo:paragraph-rsid="00d2b267"/>
    </style:style>
    <style:style style:name="P18" style:family="paragraph" style:parent-style-name="Table_20_Contents">
      <style:text-properties style:font-name="Latin Modern Roman" officeooo:rsid="005e4981" officeooo:paragraph-rsid="005e4981"/>
    </style:style>
    <style:style style:name="P19" style:family="paragraph" style:parent-style-name="Table_20_Contents">
      <style:text-properties style:font-name="Latin Modern Roman" officeooo:rsid="00d20879" officeooo:paragraph-rsid="00d20879"/>
    </style:style>
    <style:style style:name="P20" style:family="paragraph" style:parent-style-name="Author">
      <style:paragraph-properties fo:margin-top="0cm" fo:margin-bottom="0.7cm" loext:contextual-spacing="true">
        <style:tab-stops/>
      </style:paragraph-properties>
      <style:text-properties officeooo:rsid="00d01bdf" officeooo:paragraph-rsid="00d01bdf"/>
    </style:style>
    <style:style style:name="P21" style:family="paragraph" style:parent-style-name="Keyword">
      <style:text-properties officeooo:paragraph-rsid="00d01bdf"/>
    </style:style>
    <style:style style:name="P22" style:family="paragraph" style:parent-style-name="Author">
      <style:paragraph-properties fo:margin-top="0cm" fo:margin-bottom="0.7cm" loext:contextual-spacing="true">
        <style:tab-stops/>
      </style:paragraph-properties>
      <style:text-properties style:font-name="Latin Modern Roman1" fo:font-size="10.5pt" officeooo:rsid="00df7dbd" officeooo:paragraph-rsid="00df7dbd" fo:background-color="transparent" style:font-size-asian="10.5pt"/>
    </style:style>
    <style:style style:name="P23" style:family="paragraph" style:parent-style-name="Abstract">
      <style:text-properties officeooo:paragraph-rsid="00e27fe8"/>
    </style:style>
    <style:style style:name="P24" style:family="paragraph" style:parent-style-name="Heading_20_1" style:master-page-name="Standard">
      <style:paragraph-properties style:page-number="auto"/>
      <style:text-properties officeooo:paragraph-rsid="00dc1c6b"/>
    </style:style>
    <style:style style:name="P25" style:family="paragraph" style:parent-style-name="Heading_20_2">
      <style:text-properties officeooo:rsid="00d053d8" officeooo:paragraph-rsid="00d053d8"/>
    </style:style>
    <style:style style:name="P26" style:family="paragraph" style:parent-style-name="Heading_20_2">
      <style:paragraph-properties fo:break-before="page"/>
      <style:text-properties officeooo:rsid="00d053d8" officeooo:paragraph-rsid="00d053d8"/>
    </style:style>
    <style:style style:name="P27" style:family="paragraph" style:parent-style-name="Heading_20_3">
      <style:text-properties officeooo:rsid="00d053d8" officeooo:paragraph-rsid="00d053d8"/>
    </style:style>
    <style:style style:name="P28" style:family="paragraph" style:parent-style-name="Heading_20_9">
      <style:text-properties style:font-name="Latin Modern Roman" officeooo:rsid="00d20879" officeooo:paragraph-rsid="00d20879"/>
    </style:style>
    <style:style style:name="P29" style:family="paragraph" style:parent-style-name="Text_20_body">
      <style:text-properties officeooo:paragraph-rsid="0098b4c2"/>
    </style:style>
    <style:style style:name="P30" style:family="paragraph" style:parent-style-name="Text_20_body" style:list-style-name="L1">
      <style:paragraph-properties fo:margin-left="0cm" fo:margin-right="0cm" fo:line-height="100%" fo:text-indent="0cm" style:auto-text-indent="false"/>
      <style:text-properties style:font-name="Latin Modern Roman" fo:language="en" fo:country="US" officeooo:rsid="003c0dd7" officeooo:paragraph-rsid="00a79186"/>
    </style:style>
    <style:style style:name="P31" style:family="paragraph" style:parent-style-name="Text_20_body" style:list-style-name="L2">
      <loext:graphic-properties draw:fill-image-width="0cm" draw:fill-image-height="0cm"/>
      <style:paragraph-properties fo:margin-top="0cm" fo:margin-bottom="0.101cm" loext:contextual-spacing="true" fo:line-height="100%"/>
      <style:text-properties style:font-name="Latin Modern Roman" fo:language="en" fo:country="US" fo:font-weight="normal" officeooo:rsid="003a171f" officeooo:paragraph-rsid="003a171f" style:font-weight-asian="normal" style:font-weight-complex="normal"/>
    </style:style>
    <style:style style:name="P32" style:family="paragraph" style:parent-style-name="Text_20_body" style:list-style-name="L2">
      <loext:graphic-properties draw:fill-image-width="0cm" draw:fill-image-height="0cm"/>
      <style:paragraph-properties fo:margin-top="0cm" fo:margin-bottom="0.101cm" loext:contextual-spacing="true" fo:line-height="100%"/>
      <style:text-properties style:font-name="Latin Modern Roman" fo:language="en" fo:country="US" fo:font-weight="normal" officeooo:rsid="003ab186" officeooo:paragraph-rsid="003a171f" style:font-weight-asian="normal" style:font-weight-complex="normal"/>
    </style:style>
    <style:style style:name="P33" style:family="paragraph" style:parent-style-name="Text_20_body" style:list-style-name="L2">
      <loext:graphic-properties draw:fill-image-width="0cm" draw:fill-image-height="0cm"/>
      <style:paragraph-properties fo:margin-top="0cm" fo:margin-bottom="0.101cm" loext:contextual-spacing="true" fo:line-height="100%"/>
      <style:text-properties style:font-name="Latin Modern Roman" fo:language="en" fo:country="US" fo:font-weight="normal" officeooo:rsid="003ddd63" officeooo:paragraph-rsid="003ddd63" style:font-weight-asian="normal" style:font-weight-complex="normal"/>
    </style:style>
    <style:style style:name="T1" style:family="text">
      <style:text-properties officeooo:rsid="0020a5ce"/>
    </style:style>
    <style:style style:name="T2" style:family="text">
      <style:text-properties officeooo:rsid="0043cc06"/>
    </style:style>
    <style:style style:name="T3" style:family="text">
      <style:text-properties fo:font-weight="bold" style:font-weight-asian="bold" style:font-weight-complex="bold"/>
    </style:style>
    <style:style style:name="T4" style:family="text">
      <style:text-properties style:font-name="Latin Modern Roman"/>
    </style:style>
    <style:style style:name="T5" style:family="text">
      <style:text-properties style:font-name="Latin Modern Roman" officeooo:rsid="005fba4a"/>
    </style:style>
    <style:style style:name="T6" style:family="text">
      <style:text-properties style:font-name="Latin Modern Roman" officeooo:rsid="00679a02"/>
    </style:style>
    <style:style style:name="T7" style:family="text">
      <style:text-properties style:font-name="Latin Modern Roman" officeooo:rsid="0043cc06"/>
    </style:style>
    <style:style style:name="T8" style:family="text">
      <style:text-properties style:font-name="Latin Modern Roman" fo:font-size="16.7999992370605pt" fo:font-weight="normal" officeooo:rsid="00df7dbd" fo:background-color="transparent" loext:char-shading-value="0" style:font-name-asian="Droid Sans Fallback" style:font-size-asian="18.2000007629395pt" style:font-weight-asian="bold" style:font-name-complex="FreeSans" style:font-size-complex="18.2000007629395pt" style:font-weight-complex="600"/>
    </style:style>
    <style:style style:name="T9" style:family="text">
      <style:text-properties style:font-name="OpenSymbol" officeooo:rsid="00df7dbd"/>
    </style:style>
    <style:style style:name="T10" style:family="text">
      <style:text-properties officeooo:rsid="007137be"/>
    </style:style>
    <style:style style:name="T11" style:family="text">
      <style:text-properties officeooo:rsid="00d01bdf"/>
    </style:style>
    <style:style style:name="T12" style:family="text">
      <style:text-properties officeooo:rsid="009b44e7"/>
    </style:style>
    <style:style style:name="T13" style:family="text">
      <style:text-properties officeooo:rsid="00d20879"/>
    </style:style>
    <style:style style:name="T14" style:family="text">
      <style:text-properties officeooo:rsid="007e2f70"/>
    </style:style>
    <style:style style:name="T15" style:family="text">
      <style:text-properties style:font-name="Latin Modern Roman1" fo:font-size="10.5pt" fo:font-style="italic" officeooo:rsid="00df7dbd" fo:background-color="transparent" loext:char-shading-value="0" style:font-size-asian="10.5pt"/>
    </style:style>
    <style:style style:name="T16" style:family="text">
      <style:text-properties style:font-name="Latin Modern Roman1" fo:font-size="10.5pt" fo:font-style="italic" officeooo:rsid="00e0be73" fo:background-color="transparent" loext:char-shading-value="0" style:font-size-asian="10.5pt"/>
    </style:style>
    <style:style style:name="T17" style:family="text">
      <style:text-properties style:font-name="Latin Modern Roman1" fo:font-size="10.5pt" fo:font-style="italic" officeooo:rsid="00e27fe8" fo:background-color="transparent" loext:char-shading-value="0" style:font-size-asian="10.5pt"/>
    </style:style>
    <style:style style:name="T18" style:family="text">
      <style:text-properties officeooo:rsid="00e0c5b6"/>
    </style:style>
    <style:style style:name="T19" style:family="text">
      <style:text-properties officeooo:rsid="008782e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8">grammlator manual</text:span></text:h>
      <text:p text:style-name="P22">Dr. Rudolf Gardill</text:p>
      <text:p text:style-name="P20"><text:span text:style-name="T9">Bamberg, Germany</text:span></text:p>
      <text:h text:style-name="Heading_20_1" text:outline-level="1" text:is-list-header="true">Abstract</text:h>
      <text:p text:style-name="P23"><text:span text:style-name="T15">The concept of using grammar rules </text:span><text:span text:style-name="T16">as statements, which control the execution flow in a program, has been implemented and published as theses </text:span><text:span text:style-name="T17">in </text:span><text:span text:style-name="T16">1979. grammlator is an implementation of this concept. It takes a C# code file as input, evaluates special comment lines containing grammar rules, recognizes C# method declarations and generates C# statements </text:span><text:span text:style-name="T17">and </text:span><text:span text:style-name="T16">method calls</text:span><text:span text:style-name="T17"> </text:span><text:span text:style-name="T16">implementing the respective control flow. </text:span><text:span text:style-name="T17">gramlator</text:span><text:span text:style-name="T16"> inserts these statements in a well defined region of the input file.</text:span></text:p>
      <text:p text:style-name="P21"><text:span text:style-name="T3">Keywords</text:span>: <text:span text:style-name="T18">bottom up, LALR(1) </text:span><text:span text:style-name="T10">.</text:span></text:p>
      <text:h text:style-name="Heading_20_2" text:outline-level="2"><text:span text:style-name="T4">Intro</text:span><text:span text:style-name="T5">duction</text:span></text:h>
      <text:p text:style-name="P12">Lorem ipsum dolor sit amet, consectetur adipiscing elit. Phasellus sed leo ligula. Nam euismod libero in est commodo, non egestas libero sodales. In hac habitasse platea dictumst. Vestibulum ex enim, tincidunt et mollis at, pretium ac justo. Suspendisse pretium augue in lacus pulvinar ultrices. Fusce porta ipsum commodo fermentum aliquam. Mauris molestie urna nec dolor tempus, quis varius turpis semper. Integer pharetra mollis neque a venenatis. </text:p>
      <text:p text:style-name="P29"/>
      <text:h text:style-name="Heading_20_2" text:outline-level="2">Conclusion<text:span text:style-name="T10">s</text:span>:</text:h>
      <text:p text:style-name="P16">Fusce porta ipsum commodo fermentum aliquam. Mauris molestie urna nec dolor tempus, quis varius turpis semper. Integer pharetra mollis neque a venenatis. </text:p>
      <table:table table:name="Table1" table:style-name="Table1">
        <table:table-column table:style-name="Table1.A"/>
        <table:table-column table:style-name="Table1.B"/>
        <table:table-row>
          <table:table-cell table:style-name="Table1.A1" office:value-type="string">
            <text:h text:style-name="P28" text:outline-level="9">First issue</text:h>
          </table:table-cell>
          <table:table-cell table:style-name="Table1.B1" office:value-type="string">
            <text:p text:style-name="P19">Whatever and whatever;</text:p>
          </table:table-cell>
        </table:table-row>
        <table:table-row>
          <table:table-cell table:style-name="Table1.A2" office:value-type="string">
            <text:h text:style-name="P28" text:outline-level="9">Second issue</text:h>
          </table:table-cell>
          <table:table-cell table:style-name="Table1.B2" office:value-type="string">
            <text:p text:style-name="P19">Super cool thing;</text:p>
          </table:table-cell>
        </table:table-row>
        <table:table-row>
          <table:table-cell table:style-name="Table1.A2" office:value-type="string">
            <text:h text:style-name="P28" text:outline-level="9">Third issue</text:h>
          </table:table-cell>
          <table:table-cell table:style-name="Table1.B3" office:value-type="string">
            <text:p text:style-name="P18"><text:span text:style-name="T13">Lesser cool but more useful</text:span>;</text:p>
          </table:table-cell>
        </table:table-row>
      </table:table>
      <text:p text:style-name="P10"><text:span text:style-name="T13">M</text:span>auris ornare metus et ipsum scelerisque porttitor. Vestibulum id condimentum justo, quis accumsan dolor.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adornments="10 Regular"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in Modern Roman" svg:font-family="'Latin Modern Roman'" style:font-pitch="variable"/>
    <style:font-face style:name="Latin Modern Roman1" svg:font-family="'Latin Modern Roman'"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99cm" loext:contextual-spacing="false" fo:line-height="90%" fo:hyphenation-ladder-count="no-limit" fo:text-indent="1cm" style:auto-text-indent="false" style:page-number="auto"/>
      <style:text-properties style:font-name="Latin Modern Roman1" fo:font-family="'Latin Modern Roman'" style:font-style-name="10 Regular" style:font-pitch="variable" fo:font-size="10.5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Roman1" fo:font-family="'Latin Modern Roman'" style:font-style-name="10 Regular"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0%" fo:text-align="justify" style:justify-single-word="false" fo:hyphenation-ladder-count="no-limit" style:page-number="auto"/>
      <style:text-properties style:font-name="Latin Modern Roman1" fo:font-family="'Latin Modern Roman'" style:font-style-name="10 Regular" style:font-pitch="variable" fo:font-size="10.5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21cm" loext:contextual-spacing="false" fo:text-align="start" style:justify-single-word="false" fo:text-indent="0cm" style:auto-text-indent="false" style:page-number="auto"/>
      <style:text-properties fo:font-size="95%" fo:font-weight="bold" style:font-size-asian="115%" style:font-weight-asian="bold" style:font-size-complex="115%" style:font-weight-complex="normal"/>
    </style:style>
    <style:style style:name="Heading_20_1" style:display-name="Heading 1" style:family="paragraph" style:parent-style-name="Heading" style:next-style-name="Text_20_body" style:default-outline-level="1" style:class="text" style:master-page-name="">
      <style:paragraph-properties fo:margin-left="0.9cm" fo:margin-right="0.9cm" fo:margin-top="1cm" fo:margin-bottom="0.499cm" loext:contextual-spacing="false" fo:text-align="center" style:justify-single-word="false" fo:hyphenation-ladder-count="no-limit" fo:text-indent="0cm" style:auto-text-indent="false" style:page-number="auto" style:shadow="none">
        <style:tab-stops/>
      </style:paragraph-properties>
      <style:text-properties fo:font-size="120%" fo:font-weight="normal" fo:background-color="transparent" style:font-size-asian="130%" style:font-weight-asian="bold" style:font-size-complex="130%" style:font-weight-complex="600" fo:hyphenate="false" fo:hyphenation-remain-char-count="2" fo:hyphenation-push-char-count="2" loext:hyphenation-no-caps="false"/>
    </style:style>
    <style:style style:name="Footnote" style:family="paragraph" style:parent-style-name="Standard" style:class="extra" style:master-page-name="">
      <style:paragraph-properties fo:margin-left="0.598cm" fo:margin-right="0cm" fo:margin-top="0cm" fo:margin-bottom="0cm" loext:contextual-spacing="false" fo:text-indent="-0.598cm" style:auto-text-indent="false" style:page-number="auto" style:shadow="none" text:number-lines="false" text:line-number="0">
        <style:tab-stops/>
      </style:paragraph-properties>
      <style:text-properties fo:font-size="8pt" fo:background-color="transparent" style:font-size-asian="10pt" style:font-size-complex="10pt"/>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ext-properties fo:font-size="80%" fo:font-style="italic" fo:font-weight="bold" fo:background-color="transparent" style:font-size-asian="85%" style:font-style-asian="italic" style:font-weight-asian="bold"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Author" style:family="paragraph" style:parent-style-name="Standard" style:master-page-name="">
      <loext:graphic-properties draw:fill-image-width="0cm" draw:fill-image-height="0cm"/>
      <style:paragraph-properties fo:margin-left="2.2cm" fo:margin-right="2.2cm" fo:margin-top="0cm" fo:margin-bottom="0.7cm" loext:contextual-spacing="false" fo:text-align="center" style:justify-single-word="false" fo:hyphenation-ladder-count="no-limit" fo:text-indent="0cm" style:auto-text-indent="false" style:page-number="auto" style:shadow="none">
        <style:tab-stops/>
      </style:paragraph-properties>
      <style:text-properties fo:font-size="10.5pt" fo:background-color="transparent" style:font-size-asian="10.5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Head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6.5cm" style:type="center"/>
          <style:tab-stop style:position="13cm" style:type="right"/>
        </style:tab-stops>
      </style:paragraph-properties>
    </style:style>
    <style:style style:name="AbstractTiltle" style:family="paragraph" style:parent-style-name="Heading_20_1" style:default-outline-level="" style:list-style-name="" style:master-page-name="">
      <style:paragraph-properties fo:margin-top="0.6cm" fo:margin-bottom="0.499cm" loext:contextual-spacing="false" style:page-number="auto"/>
      <style:text-properties style:font-name="Latin Modern Roman1" fo:font-family="'Latin Modern Roman'" style:font-style-name="10 Regular" style:font-pitch="variable" fo:font-size="90%" fo:font-style="italic"/>
    </style:style>
    <style:style style:name="Abstract" style:family="paragraph" style:parent-style-name="Text_20_body" style:master-page-name="">
      <loext:graphic-properties draw:fill-image-width="0cm" draw:fill-image-height="0cm"/>
      <style:paragraph-properties fo:margin-left="1cm" fo:margin-right="1cm" fo:orphans="2" fo:widows="2" fo:hyphenation-ladder-count="no-limit" fo:text-indent="1cm" style:auto-text-indent="false" style:page-number="auto" style:shadow="none">
        <style:tab-stops/>
      </style:paragraph-properties>
      <style:text-properties fo:font-size="10.5pt" fo:font-style="italic" fo:background-color="transparent" style:font-size-asian="10.5pt" fo:hyphenate="true" fo:hyphenation-remain-char-count="2" fo:hyphenation-push-char-count="2" loext:hyphenation-no-caps="false"/>
    </style:style>
    <style:style style:name="Keyword" style:family="paragraph" style:parent-style-name="Text_20_body" style:master-page-name="">
      <style:paragraph-properties fo:margin-left="1cm" fo:margin-right="1cm" fo:margin-top="0cm" fo:margin-bottom="0.3cm" loext:contextual-spacing="false" fo:text-indent="0cm" style:auto-text-indent="false" style:page-number="auto"/>
      <style:text-properties fo:font-size="10.5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01cm" loext:contextual-spacing="false" fo:text-align="start" style:justify-single-word="false" fo:text-indent="0cm" style:auto-text-indent="false"/>
      <style:text-properties fo:font-size="80%" fo:font-weight="bold" style:font-size-asian="101%" style:font-weight-asian="bold" style:font-size-complex="101%"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style:use-window-font-color="true" style:text-underline-style="solid" style:text-underline-width="auto" style:text-underline-color="#999999"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5cm" fo:margin-bottom="2.799cm" fo:margin-left="4.001cm" fo:margin-right="4.00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8T12:05:16.137000000</meta:creation-date>
    <meta:editing-duration>P0D</meta:editing-duration>
    <meta:editing-cycles>1</meta:editing-cycles>
    <meta:generator>LibreOffice/6.4.6.2$Windows_X86_64 LibreOffice_project/0ce51a4fd21bff07a5c061082cc82c5ed232f115</meta:generator>
    <dc:title>GrammlatorDocTemplate</dc:title>
    <meta:document-statistic meta:table-count="1" meta:image-count="0" meta:object-count="0" meta:page-count="1" meta:paragraph-count="18" meta:word-count="213" meta:character-count="1421" meta:non-whitespace-character-count="1225"/>
    <meta:template xlink:type="simple" xlink:actuate="onRequest" xlink:title="GrammlatorDocTemplate" xlink:href="../../../../../AppData/Roaming/LibreOffice/4/user/template/Vorlagen/GrammlatorDocTemplate.ott" meta:date="2020-10-08T12:05:14.634000000"/>
  </office:meta>
</office:document-meta>
</file>